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arrays of different datatypes,</text:p>
        </text:list-item>
        <text:list-item>
          <text:p text:style-name="P1">To reinforce your understanding of the <text:span text:style-name="NormalTok">Length</text:span> property of array,</text:p>
        </text:list-item>
        <text:list-item>
          <text:p text:style-name="P1">To introduce you to more advanced array manipulations,</text:p>
        </text:list-item>
        <text:list-item>
          <text:p text:style-name="P1">To introduce you to simple algorithms that search for values in two arrays,</text:p>
        </text:list-item>
        <text:list-item>
          <text:p text:style-name="P1">(Optional) to introduce you to simple algorithms that merge arrays.</text:p>
        </text:list-item>
      </text:lis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This first part will ask you to declare and initialize an array, and then to display, sum, count occurrences and retrieve information from this array. In a second moment, we will assess whenever your solution is “universal”, that is, whether it produces correct results with any array.</text:p>
      <text:p text:style-name="Text_20_body">Start by declaring and initialize an <text:span text:style-name="DataTypeTok">int</text:span> array called <text:span text:style-name="NormalTok">numbers</text:span>:</text:p>
      <text:p text:style-name="P2">int[] numbers = {4, 2, 6, 1, 7, 5, 3, 4, 2, 2, 8, 6, 3, 11, 7, 2, 9, 3, 1, 9, 7};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2">
        <text:list-item>
          <text:p text:style-name="P3">Display every value in order, left to right,</text:p>
        </text:list-item>
        <text:list-item>
          <text:p text:style-name="P3">Display every value at an even index (skip odd indices),</text:p>
        </text:list-item>
        <text:list-item>
          <text:p text:style-name="P3">Display all values that are greater than 5.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3">
        <text:list-item>
          <text:p text:style-name="P4">Calculate the sum of all numbers in <text:span text:style-name="NormalTok">numbers</text:span>, then display the result. The expected answer is 102.</text:p>
        </text:list-item>
        <text:list-item>
          <text:p text:style-name="P4">Count how many times <text:span text:style-name="DecValTok">7</text:span> occurs in <text:span text:style-name="NormalTok">numbers</text:span>, then display that count. The expected answer is 3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ext, write statements that do the following:</text:p>
      <text:list text:style-name="L4">
        <text:list-item>
          <text:p text:style-name="P5">Find the <text:span text:style-name="T1">index</text:span> of the first <text:span text:style-name="DecValTok">7</text:span>, then display that index. The expected answer is 4, but your statements should be such that if the value is not found, it would display <text:span text:style-name="OperatorTok">-</text:span><text:span text:style-name="DecValTok">1</text:span>.</text:p>
        </text:list-item>
        <text:list-item>
          <text:p text:style-name="P5">Find the greater value in <text:span text:style-name="NormalTok">numbers</text:span>. The expected answer is 11.</text:p>
        </text:list-item>
      </text:list>
      <text:h text:style-name="Heading_20_2" text:outline-level="2"><text:bookmark-start text:name="evaluate-your-solution-is-it-universal"/>Evaluate Your Solution: Is It Universal?<text:bookmark-end text:name="evaluate-your-solution-is-it-universal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6">int[] numbers = {55, 92, 12, 90, 37, 18, 6, 20, 80, 18, 46, 19, 65, 68, 18};</text:p>
      <text:p text:style-name="First_20_paragraph">Then re-execute the program.</text:p>
      <text:p text:style-name="Text_20_body">Check that you obtain the expected values:</text:p>
      <text:list text:style-name="L5">
        <text:list-item>
          <text:p text:style-name="P7">the sum should now be <text:span text:style-name="DecValTok">644</text:span></text:p>
        </text:list-item>
        <text:list-item>
          <text:p text:style-name="P7">since <text:span text:style-name="DecValTok">7</text:span> does not occur in the array anymore,</text:p>
          <text:list text:style-name="L6">
            <text:list-item>
              <text:p text:style-name="P8">count should be <text:span text:style-name="DecValTok">0</text:span></text:p>
            </text:list-item>
            <text:list-item>
              <text:p text:style-name="P8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7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9">char[] chars1 = {'K', 's', 'Q', 'U', 'i', 'N', 'K', 'N', 'h', 't', 'u'};</text:p>
      <text:p text:style-name="P10">char[] chars2 = {'?', 'E', 'U', 'a', 'j', 'X', 'L', 'G', '@', 'L', 'l', 'C', 'w', 'J', 'U' };</text:p>
      <text:p text:style-name="First_20_paragraph">Next, write statements that answer these two questions:</text:p>
      <text:list text:style-name="L7">
        <text:list-item>
          <text:p text:style-name="P11">Does the value <text:span text:style-name="CharTok">'w'</text:span> occur in both arrays?</text:p>
        </text:list-item>
        <text:list-item>
          <text:p text:style-name="P11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8">
        <text:list-item>
          <text:p text:style-name="P12">Does <text:span text:style-name="CharTok">'w'</text:span> occur in both arrays → <text:span text:style-name="KeywordTok">false</text:span></text:p>
        </text:list-item>
        <text:list-item>
          <text:p text:style-name="P12">First value that occurs in both arrays → <text:span text:style-name="CharTok">'U'</text:span></text:p>
        </text:list-item>
      </text:list>
      <text:p text:style-name="First_20_paragraph">Again, evaluate your work by changing the array initializations to:</text:p>
      <text:p text:style-name="P13">char[] chars1 = {'s', 'p', 'd', 'P', 'y', 'D', 'w', '?'};</text:p>
      <text:p text:style-name="P14">char[] chars2 = {'V', 'D', 'l', 'P', 'w', 'O', 'y', 'k', 'D', 'Z' };</text:p>
      <text:p text:style-name="First_20_paragraph">Then execute the program again. Ideally the program does not crash and should still produce correct answers:</text:p>
      <text:list text:style-name="L9">
        <text:list-item>
          <text:p text:style-name="P15">Does <text:span text:style-name="CharTok">'w'</text:span> occur in both arrays → <text:span text:style-name="KeywordTok">true</text:span></text:p>
        </text:list-item>
        <text:list-item>
          <text:p text:style-name="P15">First value that occurs in both arrays →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short exercise will require you to manipulate two arrays at the same time to construct a third one.</text:p>
      <text:p text:style-name="Text_20_body">Start with two integer arrays:</text:p>
      <text:p text:style-name="P16">int[] left = { 101, 76, 74, 94, 94 };</text:p>
      <text:p text:style-name="P17">int[] right = { 73, 74, 67, 107, 111, 108, 66 };</text:p>
      <text:p text:style-name="First_20_paragraph">Then, implement statements to merge those <text:span text:style-name="NormalTok">left</text:span> and <text:span text:style-name="NormalTok">right</text:span> arrays by creating a new, larger array that holds both of their values, in this order:</text:p>
      <text:p text:style-name="P18">101, 76, 74, 94, 94, 73, 74, 67, 107, 111, 108, 66</text:p>
      <text:p text:style-name="First_20_paragraph">Then, change the values in the <text:span text:style-name="NormalTok">left</text:span> and <text:span text:style-name="NormalTok">right</text:span> arrays, and make sure that your program still create the correct array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59Z</meta:creation-date>
    <dc:date>2023-02-20T22:13:59Z</dc:date>
    <meta:user-defined meta:name="date" meta:value-type="string">February  20, 2023 (05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